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3.85mm"/>
    </style:style>
    <style:style style:name="co2" style:family="table-column">
      <style:table-column-properties fo:break-before="auto" style:column-width="33.23mm"/>
    </style:style>
    <style:style style:name="co3" style:family="table-column">
      <style:table-column-properties fo:break-before="auto" style:column-width="25.8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8.96mm"/>
    </style:style>
    <style:style style:name="ro1" style:family="table-row">
      <style:table-row-properties style:row-height="8.3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4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ce3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Fo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Part Number</text:p>
          </table:table-cell>
          <table:table-cell table:style-name="ce2" office:value-type="string" calcext:value-type="string">
            <text:p>Unit Pri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Extended Price</text:p>
          </table:table-cell>
          <table:table-cell table:style-name="ce1" office:value-type="string" calcext:value-type="string">
            <text:p>Total Price</text:p>
          </table:table-cell>
        </table:table-row>
        <table:table-row table:style-name="ro2">
          <table:table-cell office:value-type="string" calcext:value-type="string">
            <text:p>Machined Housing</text:p>
          </table:table-cell>
          <table:table-cell office:value-type="string" calcext:value-type="string">
            <text:p>Housing</text:p>
          </table:table-cell>
          <table:table-cell office:value-type="string" calcext:value-type="string">
            <text:p>Entropic Engineering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3" table:formula="of:=[.G2]*[.H2]" office:value-type="currency" office:currency="CAD" office:value="0" calcext:value-type="currency">
            <text:p>$0.00</text:p>
          </table:table-cell>
          <table:table-cell table:style-name="ce3" table:formula="of:=SUM([.I2:.I41])" office:value-type="currency" office:currency="CAD" office:value="33.6108" calcext:value-type="currency">
            <text:p>$33.61</text:p>
          </table:table-cell>
        </table:table-row>
        <table:table-row table:style-name="ro2">
          <table:table-cell office:value-type="string" calcext:value-type="string">
            <text:p>Machined Latch Pin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Entropic Engineering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3" table:formula="of:=[.G3]*[.H3]" office:value-type="currency" office:currency="CAD" office:value="0" calcext:value-type="currency">
            <text:p>$0.00</text:p>
          </table:table-cell>
          <table:table-cell table:style-name="ce3"/>
        </table:table-row>
        <table:table-row table:style-name="ro2">
          <table:table-cell office:value-type="string" calcext:value-type="string">
            <text:p>Machined Release Pin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Entropic Engineering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3" table:formula="of:=[.G4]*[.H4]" office:value-type="currency" office:currency="CAD" office:value="0" calcext:value-type="currency">
            <text:p>$0.00</text:p>
          </table:table-cell>
          <table:table-cell table:style-name="ce3"/>
        </table:table-row>
        <table:table-row table:style-name="ro2">
          <table:table-cell office:value-type="string" calcext:value-type="string">
            <text:p>Electrical Connector</text:p>
          </table:table-cell>
          <table:table-cell office:value-type="string" calcext:value-type="string">
            <text:p>Power and data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92178-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13388-ND</text:p>
          </table:table-cell>
          <table:table-cell office:value-type="currency" office:currency="CAD" office:value="7.44" calcext:value-type="currency">
            <text:p>$7.44</text:p>
          </table:table-cell>
          <table:table-cell office:value-type="float" office:value="2" calcext:value-type="float">
            <text:p>2</text:p>
          </table:table-cell>
          <table:table-cell table:style-name="ce3" table:formula="of:=[.G5]*[.H5]" office:value-type="currency" office:currency="CAD" office:value="14.88" calcext:value-type="currency">
            <text:p>$14.88</text:p>
          </table:table-cell>
          <table:table-cell/>
        </table:table-row>
        <table:table-row table:style-name="ro2">
          <table:table-cell office:value-type="string" calcext:value-type="string">
            <text:p>Electrical Connector Insert</text:p>
          </table:table-cell>
          <table:table-cell office:value-type="string" calcext:value-type="string">
            <text:p>Power and data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3-173977-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-173977-1-ND</text:p>
          </table:table-cell>
          <table:table-cell office:value-type="currency" office:currency="CAD" office:value="0.57" calcext:value-type="currency">
            <text:p>$0.57</text:p>
          </table:table-cell>
          <table:table-cell office:value-type="float" office:value="4" calcext:value-type="float">
            <text:p>4</text:p>
          </table:table-cell>
          <table:table-cell table:style-name="ce3" table:formula="of:=[.G6]*[.H6]" office:value-type="currency" office:currency="CAD" office:value="2.28" calcext:value-type="currency">
            <text:p>$2.28</text:p>
          </table:table-cell>
          <table:table-cell/>
        </table:table-row>
        <table:table-row table:style-name="ro2">
          <table:table-cell office:value-type="string" calcext:value-type="string">
            <text:p>Fluid Tubing Connector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3100 56 00 99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Parker-3100-56-00-99-pk10/dp/B075FCFP3G" xlink:type="simple">https://www.amazon.com/Parker-3100-56-00-99-pk10/dp/B075FCFP3G</text:a></text:p>
          </table:table-cell>
          <table:table-cell office:value-type="currency" office:currency="CAD" office:value="1.02" calcext:value-type="currency">
            <text:p>$1.02</text:p>
          </table:table-cell>
          <table:table-cell office:value-type="float" office:value="8" calcext:value-type="float">
            <text:p>8</text:p>
          </table:table-cell>
          <table:table-cell table:style-name="ce3" table:formula="of:=[.G7]*[.H7]" office:value-type="currency" office:currency="CAD" office:value="8.16" calcext:value-type="currency">
            <text:p>$8.16</text:p>
          </table:table-cell>
          <table:table-cell/>
        </table:table-row>
        <table:table-row table:style-name="ro2">
          <table:table-cell office:value-type="string" calcext:value-type="string">
            <text:p>011 O-Ring</text:p>
          </table:table-cell>
          <table:table-cell office:value-type="string" calcext:value-type="string">
            <text:p>Fluids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52K19</text:p>
          </table:table-cell>
          <table:table-cell office:value-type="currency" office:currency="CAD" office:value="0.0355" calcext:value-type="currency">
            <text:p>$0.04</text:p>
          </table:table-cell>
          <table:table-cell office:value-type="float" office:value="4" calcext:value-type="float">
            <text:p>4</text:p>
          </table:table-cell>
          <table:table-cell table:style-name="ce3" table:formula="of:=[.G8]*[.H8]" office:value-type="currency" office:currency="CAD" office:value="0.142" calcext:value-type="currency">
            <text:p>$0.14</text:p>
          </table:table-cell>
          <table:table-cell/>
        </table:table-row>
        <table:table-row table:style-name="ro2">
          <table:table-cell office:value-type="string" calcext:value-type="string">
            <text:p>M8 Schrader Valve Core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Schrader</text:p>
          </table:table-cell>
          <table:table-cell office:value-type="float" office:value="8081100047" calcext:value-type="float">
            <text:p>8081100047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Jili-Online-Piece-Conditioning-Schrader/dp/B071S22LJ3" xlink:type="simple">https://www.amazon.com/Jili-Online-Piece-Conditioning-Schrader/dp/B071S22LJ3</text:a></text:p>
          </table:table-cell>
          <table:table-cell office:value-type="currency" office:currency="CAD" office:value="0.899" calcext:value-type="currency">
            <text:p>$0.90</text:p>
          </table:table-cell>
          <table:table-cell office:value-type="float" office:value="8" calcext:value-type="float">
            <text:p>8</text:p>
          </table:table-cell>
          <table:table-cell table:style-name="ce3" table:formula="of:=[.G9]*[.H9]" office:value-type="currency" office:currency="CAD" office:value="7.192" calcext:value-type="currency">
            <text:p>$7.19</text:p>
          </table:table-cell>
          <table:table-cell/>
        </table:table-row>
        <table:table-row table:style-name="ro2">
          <table:table-cell office:value-type="string" calcext:value-type="string">
            <text:p>Spring</text:p>
          </table:table-cell>
          <table:table-cell office:value-type="string" calcext:value-type="string">
            <text:p>Latch</text:p>
          </table:table-cell>
          <table:table-cell table:number-columns-repeated="6"/>
          <table:table-cell table:style-name="ce3" table:formula="of:=[.G10]*[.H10]" office:value-type="currency" office:currency="CAD" office:value="0" calcext:value-type="currency">
            <text:p>$0.00</text:p>
          </table:table-cell>
          <table:table-cell/>
        </table:table-row>
        <table:table-row table:style-name="ro2">
          <table:table-cell office:value-type="string" calcext:value-type="string">
            <text:p>M3 * 40mm Socket head cap screw</text:p>
          </table:table-cell>
          <table:table-cell office:value-type="string" calcext:value-type="string">
            <text:p>Silicone interface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1292A024</text:p>
          </table:table-cell>
          <table:table-cell office:value-type="currency" office:currency="CAD" office:value="0.1196" calcext:value-type="currency">
            <text:p>$0.12</text:p>
          </table:table-cell>
          <table:table-cell office:value-type="float" office:value="8" calcext:value-type="float">
            <text:p>8</text:p>
          </table:table-cell>
          <table:table-cell table:style-name="ce3" table:formula="of:=[.G11]*[.H11]" office:value-type="currency" office:currency="CAD" office:value="0.9568" calcext:value-type="currency">
            <text:p>$0.96</text:p>
          </table:table-cell>
          <table:table-cell/>
        </table:table-row>
        <table:table-row table:style-name="ro2">
          <table:table-cell table:number-columns-repeated="8"/>
          <table:table-cell table:style-name="ce3" table:formula="of:=[.G12]*[.H12]" office:value-type="currency" office:currency="CAD" office:value="0" calcext:value-type="currency">
            <text:p>$0.00</text:p>
          </table:table-cell>
          <table:table-cell/>
        </table:table-row>
        <table:table-row table:style-name="ro2">
          <table:table-cell table:number-columns-repeated="8"/>
          <table:table-cell table:style-name="ce3" table:formula="of:=[.G13]*[.H13]" office:value-type="currency" office:currency="CAD" office:value="0" calcext:value-type="currency">
            <text:p>$0.00</text:p>
          </table:table-cell>
          <table:table-cell/>
        </table:table-row>
        <table:table-row table:style-name="ro2">
          <table:table-cell table:number-columns-repeated="8"/>
          <table:table-cell table:style-name="ce3" table:formula="of:=[.G14]*[.H14]" office:value-type="currency" office:currency="CAD" office:value="0" calcext:value-type="currency">
            <text:p>$0.00</text:p>
          </table:table-cell>
          <table:table-cell/>
        </table:table-row>
        <table:table-row table:style-name="ro2">
          <table:table-cell table:number-columns-repeated="8"/>
          <table:table-cell table:style-name="ce3" table:formula="of:=[.G15]*[.H15]" office:value-type="currency" office:currency="CAD" office:value="0" calcext:value-type="currency">
            <text:p>$0.00</text:p>
          </table:table-cell>
          <table:table-cell/>
        </table:table-row>
        <table:table-row table:style-name="ro2">
          <table:table-cell table:number-columns-repeated="8"/>
          <table:table-cell table:style-name="ce3" table:formula="of:=[.G16]*[.H16]" office:value-type="currency" office:currency="CAD" office:value="0" calcext:value-type="currency">
            <text:p>$0.00</text:p>
          </table:table-cell>
          <table:table-cell/>
        </table:table-row>
        <table:table-row table:style-name="ro2">
          <table:table-cell table:number-columns-repeated="8"/>
          <table:table-cell table:style-name="ce3" table:formula="of:=[.G17]*[.H17]" office:value-type="currency" office:currency="CAD" office:value="0" calcext:value-type="currency">
            <text:p>$0.00</text:p>
          </table:table-cell>
          <table:table-cell/>
        </table:table-row>
        <table:table-row table:style-name="ro2">
          <table:table-cell table:number-columns-repeated="8"/>
          <table:table-cell table:style-name="ce3" table:formula="of:=[.G18]*[.H18]" office:value-type="currency" office:currency="CAD" office:value="0" calcext:value-type="currency">
            <text:p>$0.00</text:p>
          </table:table-cell>
          <table:table-cell/>
        </table:table-row>
        <table:table-row table:style-name="ro2">
          <table:table-cell table:number-columns-repeated="8"/>
          <table:table-cell table:style-name="ce3" table:formula="of:=[.G19]*[.H19]" office:value-type="currency" office:currency="CAD" office:value="0" calcext:value-type="currency">
            <text:p>$0.00</text:p>
          </table:table-cell>
          <table:table-cell/>
        </table:table-row>
        <table:table-row table:style-name="ro2">
          <table:table-cell table:number-columns-repeated="8"/>
          <table:table-cell table:style-name="ce3" table:formula="of:=[.G20]*[.H20]" office:value-type="currency" office:currency="CAD" office:value="0" calcext:value-type="currency">
            <text:p>$0.00</text:p>
          </table:table-cell>
          <table:table-cell/>
        </table:table-row>
        <table:table-row table:style-name="ro2">
          <table:table-cell table:number-columns-repeated="8"/>
          <table:table-cell table:style-name="ce3" table:formula="of:=[.G21]*[.H21]" office:value-type="currency" office:currency="CAD" office:value="0" calcext:value-type="currency">
            <text:p>$0.00</text:p>
          </table:table-cell>
          <table:table-cell/>
        </table:table-row>
        <table:table-row table:style-name="ro2" table:number-rows-repeated="1048554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el </meta:initial-creator>
    <meta:creation-date>2018-06-12T16:45:51.977365847</meta:creation-date>
    <dc:date>2018-06-12T18:36:23.676427825</dc:date>
    <dc:creator>Rachel </dc:creator>
    <meta:editing-duration>PT1H18M25S</meta:editing-duration>
    <meta:editing-cycles>5</meta:editing-cycles>
    <meta:generator>LibreOffice/5.1.6.2$Linux_X86_64 LibreOffice_project/10m0$Build-2</meta:generator>
    <meta:document-statistic meta:table-count="1" meta:cell-count="89" meta:object-count="0"/>
  </office:meta>
</office:document-meta>
</file>